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1.251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>
      <style:text-properties style:font-name="DejaVu Sans"/>
    </style:style>
    <style:style style:name="P14" style:family="paragraph" style:parent-style-name="Text_20_body" style:list-style-name="L7">
      <style:text-properties style:font-name="DejaVu Sans"/>
    </style:style>
    <style:style style:name="P15" style:family="paragraph" style:parent-style-name="Text_20_body" style:list-style-name="L10">
      <style:text-properties style:font-name="DejaVu Sans"/>
    </style:style>
    <style:style style:name="P16" style:family="paragraph" style:parent-style-name="Text_20_body" style:list-style-name="L11">
      <style:text-properties style:font-name="DejaVu Sans"/>
    </style:style>
    <style:style style:name="P17" style:family="paragraph" style:parent-style-name="Text_20_body" style:list-style-name="L12">
      <style:text-properties style:font-name="DejaVu Sans"/>
    </style:style>
    <style:style style:name="P18" style:family="paragraph" style:parent-style-name="Text_20_body" style:list-style-name="L13">
      <style:text-properties style:font-name="DejaVu Sans"/>
    </style:style>
    <style:style style:name="P19" style:family="paragraph" style:parent-style-name="Text_20_body" style:list-style-name="L14">
      <style:text-properties style:font-name="DejaVu Sans"/>
    </style:style>
    <style:style style:name="P20" style:family="paragraph" style:parent-style-name="Text_20_body" style:list-style-name="L15">
      <style:text-properties style:font-name="DejaVu Sans"/>
    </style:style>
    <style:style style:name="P21" style:family="paragraph" style:parent-style-name="Text_20_body" style:list-style-name="L15"/>
    <style:style style:name="P22" style:family="paragraph" style:parent-style-name="Text_20_body">
      <style:text-properties style:font-name="Liberation Serif"/>
    </style:style>
    <style:style style:name="P23" style:family="paragraph" style:parent-style-name="Text_20_body" style:list-style-name="L10">
      <style:text-properties style:font-name="Liberation Serif"/>
    </style:style>
    <style:style style:name="P24" style:family="paragraph" style:parent-style-name="Text_20_body">
      <style:paragraph-properties fo:margin-left="1.251cm" fo:margin-right="0cm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P26" style:family="paragraph" style:parent-style-name="Standard" style:list-style-name="L8">
      <style:text-properties style:font-name="DejaVu Sans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NFS Layer (SAL)</text:p>
      <text:p text:style-name="P1"/>
      <text:p text:style-name="P1">Design Document</text:p>
      <text:p text:style-name="P1"/>
      <text:p text:style-name="P2">Author : Philippe Deniel (<text:a xlink:type="simple" xlink:href="mailto:philippe.deniel@cea.fr">philippe.deniel@cea.fr</text:a>)</text:p>
      <text:p text:style-name="P2"/>
      <text:p text:style-name="P2">Version 0.1</text:p>
      <text:p text:style-name="P2"/>
      <text:p text:style-name="Standard">Abstract : this document presents the design proposal for the functions required for managing pNFS implementation in nfs-ganesha</text:p>
      <text:p text:style-name="Standard"/>
      <text:h text:style-name="Heading_20_1" text:outline-level="1">Why such an API</text:h>
      <text:p text:style-name="Text_20_body">The pNFS part of the NFSv4.x protocol can be implemented with various “flavors” (using NFS as storage, or devices accessed in a “block” way, or via OSD2). Each flavor is very different from the other but roughly, with a high-level approach, it is possible to make a common and generic API that could be mapped on top of every flavor. Such an API is required since part of the pNFS management is to be made in Cache_Inode (allocation / destruction of storage resources at files's creation and deletion) and in the NFS layer (implementation of pNFS specific NFSv4.x operations).</text:p>
      <text:p text:style-name="Text_20_body"/>
      <text:p text:style-name="Text_20_body">This API is made of three part:</text:p>
      <text:list xml:id="list1285326708" text:style-name="L5">
        <text:list-item>
          <text:p text:style-name="P10">what you need to get pNFS specific configuration element from the configuration items</text:p>
        </text:list-item>
        <text:list-item>
          <text:p text:style-name="P10">what you need to manage pNFS related storage resources (creation, deletion, truncation)</text:p>
        </text:list-item>
        <text:list-item>
          <text:p text:style-name="P10">what you need to fill in the structure inside the NFSv4.x/pNFS operations</text:p>
        </text:list-item>
      </text:list>
      <text:p text:style-name="Text_20_body"/>
      <text:h text:style-name="Heading_20_1" text:outline-level="1">Content of the API</text:h>
      <text:p text:style-name="Text_20_body">This section describes the structure and calls specific to pNFS.</text:p>
      <text:h text:style-name="Heading_20_2" text:outline-level="2">Structures</text:h>
      <text:p text:style-name="Text_20_body"/>
      <text:list xml:id="list1869220285" text:style-name="L6">
        <text:list-item>
          <text:p text:style-name="P11">pnfs_parameter_t: contains the parameter required to configure the pNFS engine</text:p>
        </text:list-item>
        <text:list-item>
          <text:p text:style-name="P11">pnfs_fileloc_t: contains all information required to locate “pNFS storage” related to a file envolved in pNFS access.</text:p>
        </text:list-item>
        <text:list-item>
          <text:p text:style-name="P11">pnfs_file_t: represents a file managed by pNFS</text:p>
        </text:list-item>
        <text:list-item>
          <text:p text:style-name="P11">pnfs_client_t: represent the information a thread need to use pNFS. One such structure should exist per thread. </text:p>
        </text:list-item>
      </text:list>
      <text:p text:style-name="P4"/>
      <text:p text:style-name="P5">All of these structure are union for now. Each field of the union is designed to be dedicated to a specific pNFS flavor. For later use with dlopen (the pNFS flavor is associated with a specific pNFS <text:soft-page-break/>shared object), a 'char opaque[constant]' will be added (methodology to be followed is the same as for FSALs provided as shared objects).</text:p>
      <text:h text:style-name="Heading_20_2" text:outline-level="2">API functions</text:h>
      <text:p text:style-name="Text_20_body">All functions return a 32 bits integer. This value is to be mapped on the NFSv4.x error (to avoid later conversion). </text:p>
      <text:h text:style-name="Heading_20_3" text:outline-level="3">Configuration specific functions</text:h>
      <text:p text:style-name="Text_20_body"/>
      <text:list xml:id="list87514421" text:style-name="L7">
        <text:list-item>
          <text:p text:style-name="P14">int nfs_read_pnfs_conf( config_file_t in_config, </text:p>
          <text:p text:style-name="P14"><text:s text:c="38"/>pnfs_parameter_t * pparam);</text:p>
          <text:p text:style-name="P12">This function reads the pNFS configuration from the configuration file for the given pNFS flavour.</text:p>
        </text:list-item>
      </text:list>
      <text:p text:style-name="Text_20_body"/>
      <text:h text:style-name="Heading_20_3" text:outline-level="3">pNFS module management functions</text:h>
      <text:list xml:id="list1241012484" text:style-name="L8">
        <text:list-item>
          <text:p text:style-name="P26">int pnfs_init( pnfs_client_t * pnfsclient,</text:p>
        </text:list-item>
      </text:list>
      <text:p text:style-name="P13"><text:s text:c="31"/>pnfs_layoutfile_parameter_t * pnfs_layout_param) ;</text:p>
      <text:p text:style-name="P13"><text:tab/><text:span text:style-name="T2">This function does the initialization step for a given pNFS library</text:span></text:p>
      <text:p text:style-name="P13"><text:tab/></text:p>
      <text:list xml:id="list2133230906" text:style-name="L10">
        <text:list-item>
          <text:p text:style-name="P15">void pnfs_terminate();</text:p>
          <text:p text:style-name="P23">This function shuts down the pNFS library.</text:p>
        </text:list-item>
      </text:list>
      <text:p text:style-name="Text_20_body"/>
      <text:h text:style-name="Heading_20_3" text:outline-level="3">pNFS storage resources functions</text:h>
      <text:list xml:id="list1262903762" text:style-name="L11">
        <text:list-item>
          <text:p text:style-name="P16">int pnfs_create_file( pnfs_client_t <text:s/>* pnfsclient,</text:p>
        </text:list-item>
      </text:list>
      <text:p text:style-name="P13"><text:s text:c="42"/>pnfs_fileloc_t * pnfs_fileloc, /* IN */</text:p>
      <text:p text:style-name="P13"><text:s text:c="42"/>pnfs_file_t <text:s text:c="3"/>* pnfs_file ) ; <text:s text:c="3"/>/* OUT */</text:p>
      <text:p text:style-name="P13"><text:tab/><text:span text:style-name="T2">This function creates a file. The pnfs_fileloc_t contains hints to be used <text:tab/>during resources <text:tab/>allocation.</text:span></text:p>
      <text:p text:style-name="Text_20_body"/>
      <text:list xml:id="list1111325710" text:style-name="L12">
        <text:list-item>
          <text:p text:style-name="P17">int pnfs_remove_file( pnfs_client_t <text:s/>* pnfsclient,</text:p>
        </text:list-item>
      </text:list>
      <text:p text:style-name="P13"><text:s text:c="43"/>pnfs_file_t <text:s text:c="3"/>* pfile ) ;</text:p>
      <text:p text:style-name="P13"><text:tab/><text:span text:style-name="T2">Remove a pNFS file (pnfs_file_t has been build with pnfs_create_file or <text:tab/>pnfs_lookup_file).</text:span></text:p>
      <text:p text:style-name="Text_20_body"/>
      <text:list xml:id="list1897782775" text:style-name="L13">
        <text:list-item>
          <text:p text:style-name="P18">int pnfs_lookup_file( pnfs_client_t <text:s/>* pnfsclient,</text:p>
        </text:list-item>
      </text:list>
      <text:p text:style-name="P13"><text:s text:c="42"/>pnfs_fileloc_t * pnfs_fileloc,</text:p>
      <text:p text:style-name="P13"><text:s text:c="42"/>pnfs_file_t <text:s text:c="3"/>* pnfs_file ) ;</text:p>
      <text:p text:style-name="P22"><text:tab/>Gets pnfs_file_t from a pnfs_file_loc_t. This is useful as a server restarts <text:tab/>and gets storage <text:soft-page-break/><text:tab/>allocated by a former instance of the server.</text:p>
      <text:p text:style-name="Text_20_body"/>
      <text:list xml:id="list1520801359" text:style-name="L14">
        <text:list-item>
          <text:p text:style-name="P19">int pnfs_truncate_file( pnfs_client_t * pnfsclient,</text:p>
        </text:list-item>
      </text:list>
      <text:p text:style-name="P13"><text:s text:c="45"/>size_t newsize,</text:p>
      <text:p text:style-name="P13"><text:s text:c="46"/>pnfs_file_t * pnfs_file ) ;</text:p>
      <text:p text:style-name="P22"><text:tab/>Truncates the storage associated with a pnfs_file_t.</text:p>
      <text:p text:style-name="P22"/>
      <text:h text:style-name="Heading_20_3" text:outline-level="3">pNFS protocol functions</text:h>
      <text:p text:style-name="Text_20_body"/>
      <text:list xml:id="list1632744874" text:style-name="L15">
        <text:list-item>
          <text:p text:style-name="P20">void pnfs_encode_getdeviceinfo( pnfs_client_t <text:s/>* pnfsclient ,</text:p>
          <text:p text:style-name="P20"><text:s text:c="53"/>char *buff, </text:p>
          <text:p text:style-name="P20"><text:s text:c="53"/>unsigned int *plen) ;</text:p>
          <text:p text:style-name="P21">Encodes the reply for OP4_GETDEVICEINFO.</text:p>
        </text:list-item>
      </text:list>
      <text:p text:style-name="Text_20_body"/>
      <text:list xml:id="list958882968" text:continue-numbering="true" text:style-name="L15">
        <text:list-item>
          <text:p text:style-name="P20">void pnfs_encode_layoutget( pnfs_client_t <text:s/>* pnfsclient ,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0"><text:s text:c="4"/>pnfs_file_t * pnfs_file, </text:p>
                                              <text:p text:style-name="P20"><text:s text:c="4"/>char *buff, </text:p>
                                              <text:p text:style-name="P20"><text:s text:c="5"/>unsigned int *plen) ;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">Encodes the result for OP4_LAYOUTGET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21T10:34:08</meta:creation-date>
    <meta:generator>OpenOffice.org/3.1$Linux OpenOffice.org_project/310m19$Build-9420</meta:generator>
    <dc:date>2010-11-04T12:55:54</dc:date>
    <meta:editing-duration>PT05H07M05S</meta:editing-duration>
    <meta:editing-cycles>34</meta:editing-cycles>
    <meta:document-statistic meta:table-count="0" meta:image-count="0" meta:object-count="0" meta:page-count="3" meta:paragraph-count="58" meta:word-count="571" meta:character-count="4146"/>
  </office:meta>
</office:document-meta>
</file>